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now counts as every archetyp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1:44:17.406477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1T19:23:36.733316222</dc:date>
    <meta:editing-duration>P5DT18H39M45S</meta:editing-duration>
    <meta:editing-cycles>802</meta:editing-cycles>
    <meta:document-statistic meta:table-count="10" meta:cell-count="1885" meta:object-count="0"/>
  </office:meta>
</office:document-meta>
</file>